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 style:font-family-generic="modern" style:font-pitch="fixed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IPA Pゴシック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onnxruntime</text:p>
          </table:table-cell>
          <table:table-cell office:value-type="string" calcext:value-type="string">
            <text:p>onnxruntime(single thread)</text:p>
          </table:table-cell>
          <table:table-cell office:value-type="string" calcext:value-type="string">
            <text:p>Multithread(4)</text:p>
          </table:table-cell>
          <table:table-cell office:value-type="string" calcext:value-type="string">
            <text:p>Multithread(3)+AVX2</text:p>
          </table:table-cell>
          <table:table-cell office:value-type="string" calcext:value-type="string">
            <text:p>AVX2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/>
          <table:table-cell office:value-type="float" office:value="0.498520851135254" calcext:value-type="float">
            <text:p>0.498520851135254</text:p>
          </table:table-cell>
          <table:table-cell office:value-type="float" office:value="1.34618425369263" calcext:value-type="float">
            <text:p>1.34618425369263</text:p>
          </table:table-cell>
          <table:table-cell office:value-type="float" office:value="1.978894114" calcext:value-type="float">
            <text:p>1.978894114</text:p>
          </table:table-cell>
          <table:table-cell office:value-type="float" office:value="1.285885811" calcext:value-type="float">
            <text:p>1.285885811</text:p>
          </table:table-cell>
          <table:table-cell office:value-type="float" office:value="1.155563831" calcext:value-type="float">
            <text:p>1.155563831</text:p>
          </table:table-cell>
          <table:table-cell office:value-type="float" office:value="6.848834038" calcext:value-type="float">
            <text:p>6.848834038</text:p>
          </table:table-cell>
        </table:table-row>
        <table:table-row table:style-name="ro1">
          <table:table-cell/>
          <table:table-cell office:value-type="float" office:value="0.481154441833496" calcext:value-type="float">
            <text:p>0.481154441833496</text:p>
          </table:table-cell>
          <table:table-cell office:value-type="float" office:value="1.13653063774109" calcext:value-type="float">
            <text:p>1.13653063774109</text:p>
          </table:table-cell>
          <table:table-cell office:value-type="float" office:value="1.965948939" calcext:value-type="float">
            <text:p>1.965948939</text:p>
          </table:table-cell>
          <table:table-cell office:value-type="float" office:value="1.280090928" calcext:value-type="float">
            <text:p>1.280090928</text:p>
          </table:table-cell>
          <table:table-cell office:value-type="float" office:value="1.135293007" calcext:value-type="float">
            <text:p>1.135293007</text:p>
          </table:table-cell>
          <table:table-cell office:value-type="float" office:value="6.947514057" calcext:value-type="float">
            <text:p>6.947514057</text:p>
          </table:table-cell>
        </table:table-row>
        <table:table-row table:style-name="ro1">
          <table:table-cell/>
          <table:table-cell office:value-type="float" office:value="0.585235357284546" calcext:value-type="float">
            <text:p>0.585235357284546</text:p>
          </table:table-cell>
          <table:table-cell office:value-type="float" office:value="1.12024664878845" calcext:value-type="float">
            <text:p>1.12024664878845</text:p>
          </table:table-cell>
          <table:table-cell office:value-type="float" office:value="2.081959248" calcext:value-type="float">
            <text:p>2.081959248</text:p>
          </table:table-cell>
          <table:table-cell office:value-type="float" office:value="1.282912374" calcext:value-type="float">
            <text:p>1.282912374</text:p>
          </table:table-cell>
          <table:table-cell office:value-type="float" office:value="1.100095391" calcext:value-type="float">
            <text:p>1.100095391</text:p>
          </table:table-cell>
          <table:table-cell office:value-type="float" office:value="6.926730156" calcext:value-type="float">
            <text:p>6.926730156</text:p>
          </table:table-cell>
        </table:table-row>
        <table:table-row table:style-name="ro1">
          <table:table-cell/>
          <table:table-cell office:value-type="float" office:value="0.47214937210083" calcext:value-type="float">
            <text:p>0.47214937210083</text:p>
          </table:table-cell>
          <table:table-cell office:value-type="float" office:value="1.21629428863525" calcext:value-type="float">
            <text:p>1.21629428863525</text:p>
          </table:table-cell>
          <table:table-cell office:value-type="float" office:value="1.985036373" calcext:value-type="float">
            <text:p>1.985036373</text:p>
          </table:table-cell>
          <table:table-cell office:value-type="float" office:value="1.331029534" calcext:value-type="float">
            <text:p>1.331029534</text:p>
          </table:table-cell>
          <table:table-cell office:value-type="float" office:value="1.099677205" calcext:value-type="float">
            <text:p>1.099677205</text:p>
          </table:table-cell>
          <table:table-cell office:value-type="float" office:value="6.94515419" calcext:value-type="float">
            <text:p>6.94515419</text:p>
          </table:table-cell>
        </table:table-row>
        <table:table-row table:style-name="ro1">
          <table:table-cell/>
          <table:table-cell office:value-type="float" office:value="0.476761102676392" calcext:value-type="float">
            <text:p>0.476761102676392</text:p>
          </table:table-cell>
          <table:table-cell office:value-type="float" office:value="1.38380432128906" calcext:value-type="float">
            <text:p>1.38380432128906</text:p>
          </table:table-cell>
          <table:table-cell office:value-type="float" office:value="1.976130962" calcext:value-type="float">
            <text:p>1.976130962</text:p>
          </table:table-cell>
          <table:table-cell office:value-type="float" office:value="1.411480904" calcext:value-type="float">
            <text:p>1.411480904</text:p>
          </table:table-cell>
          <table:table-cell office:value-type="float" office:value="1.096578002" calcext:value-type="float">
            <text:p>1.096578002</text:p>
          </table:table-cell>
          <table:table-cell office:value-type="float" office:value="6.92720747" calcext:value-type="float">
            <text:p>6.92720747</text:p>
          </table:table-cell>
        </table:table-row>
        <table:table-row table:style-name="ro1">
          <table:table-cell/>
          <table:table-cell office:value-type="float" office:value="0.529489994049072" calcext:value-type="float">
            <text:p>0.529489994049072</text:p>
          </table:table-cell>
          <table:table-cell office:value-type="float" office:value="1.22595286369324" calcext:value-type="float">
            <text:p>1.22595286369324</text:p>
          </table:table-cell>
          <table:table-cell office:value-type="float" office:value="1.984056473" calcext:value-type="float">
            <text:p>1.984056473</text:p>
          </table:table-cell>
          <table:table-cell office:value-type="float" office:value="1.410827518" calcext:value-type="float">
            <text:p>1.410827518</text:p>
          </table:table-cell>
          <table:table-cell office:value-type="float" office:value="1.141761899" calcext:value-type="float">
            <text:p>1.141761899</text:p>
          </table:table-cell>
          <table:table-cell office:value-type="float" office:value="6.942148209" calcext:value-type="float">
            <text:p>6.942148209</text:p>
          </table:table-cell>
        </table:table-row>
        <table:table-row table:style-name="ro1">
          <table:table-cell/>
          <table:table-cell office:value-type="float" office:value="0.462364912033081" calcext:value-type="float">
            <text:p>0.462364912033081</text:p>
          </table:table-cell>
          <table:table-cell office:value-type="float" office:value="1.34066939353943" calcext:value-type="float">
            <text:p>1.34066939353943</text:p>
          </table:table-cell>
          <table:table-cell office:value-type="float" office:value="2.019803047" calcext:value-type="float">
            <text:p>2.019803047</text:p>
          </table:table-cell>
          <table:table-cell office:value-type="float" office:value="1.397545576" calcext:value-type="float">
            <text:p>1.397545576</text:p>
          </table:table-cell>
          <table:table-cell office:value-type="float" office:value="1.131817818" calcext:value-type="float">
            <text:p>1.131817818</text:p>
          </table:table-cell>
          <table:table-cell office:value-type="float" office:value="7.165876389" calcext:value-type="float">
            <text:p>7.165876389</text:p>
          </table:table-cell>
        </table:table-row>
        <table:table-row table:style-name="ro1">
          <table:table-cell/>
          <table:table-cell office:value-type="float" office:value="0.514730215072632" calcext:value-type="float">
            <text:p>0.514730215072632</text:p>
          </table:table-cell>
          <table:table-cell office:value-type="float" office:value="1.14415693283081" calcext:value-type="float">
            <text:p>1.14415693283081</text:p>
          </table:table-cell>
          <table:table-cell office:value-type="float" office:value="1.992447257" calcext:value-type="float">
            <text:p>1.992447257</text:p>
          </table:table-cell>
          <table:table-cell office:value-type="float" office:value="1.38374424" calcext:value-type="float">
            <text:p>1.38374424</text:p>
          </table:table-cell>
          <table:table-cell office:value-type="float" office:value="1.105546236" calcext:value-type="float">
            <text:p>1.105546236</text:p>
          </table:table-cell>
          <table:table-cell office:value-type="float" office:value="7.077767372" calcext:value-type="float">
            <text:p>7.077767372</text:p>
          </table:table-cell>
        </table:table-row>
        <table:table-row table:style-name="ro1">
          <table:table-cell/>
          <table:table-cell office:value-type="float" office:value="0.465540647506714" calcext:value-type="float">
            <text:p>0.465540647506714</text:p>
          </table:table-cell>
          <table:table-cell office:value-type="float" office:value="1.15034174919128" calcext:value-type="float">
            <text:p>1.15034174919128</text:p>
          </table:table-cell>
          <table:table-cell office:value-type="float" office:value="1.992781878" calcext:value-type="float">
            <text:p>1.992781878</text:p>
          </table:table-cell>
          <table:table-cell office:value-type="float" office:value="1.379420877" calcext:value-type="float">
            <text:p>1.379420877</text:p>
          </table:table-cell>
          <table:table-cell office:value-type="float" office:value="1.145405173" calcext:value-type="float">
            <text:p>1.145405173</text:p>
          </table:table-cell>
          <table:table-cell office:value-type="float" office:value="6.935650826" calcext:value-type="float">
            <text:p>6.935650826</text:p>
          </table:table-cell>
        </table:table-row>
        <table:table-row table:style-name="ro1">
          <table:table-cell/>
          <table:table-cell office:value-type="float" office:value="0.562074422836304" calcext:value-type="float">
            <text:p>0.562074422836304</text:p>
          </table:table-cell>
          <table:table-cell office:value-type="float" office:value="1.42544174194336" calcext:value-type="float">
            <text:p>1.42544174194336</text:p>
          </table:table-cell>
          <table:table-cell office:value-type="float" office:value="1.971200228" calcext:value-type="float">
            <text:p>1.971200228</text:p>
          </table:table-cell>
          <table:table-cell office:value-type="float" office:value="1.420526624" calcext:value-type="float">
            <text:p>1.420526624</text:p>
          </table:table-cell>
          <table:table-cell office:value-type="float" office:value="1.101593971" calcext:value-type="float">
            <text:p>1.101593971</text:p>
          </table:table-cell>
          <table:table-cell office:value-type="float" office:value="6.96020174" calcext:value-type="float">
            <text:p>6.9602017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 time</text:p>
          </table:table-cell>
          <table:table-cell table:formula="of:=AVERAGE([.B2:.B11])" office:value-type="float" office:value="0.504802131652832" calcext:value-type="float">
            <text:p>0.504802131652832</text:p>
          </table:table-cell>
          <table:table-cell table:formula="of:=AVERAGE([.C2:.C11])" office:value-type="float" office:value="1.24896228313446" calcext:value-type="float">
            <text:p>1.24896228313446</text:p>
          </table:table-cell>
          <table:table-cell table:formula="of:=AVERAGE([.D2:.D11])" office:value-type="float" office:value="1.9948258519" calcext:value-type="float">
            <text:p>1.9948258519</text:p>
          </table:table-cell>
          <table:table-cell table:formula="of:=AVERAGE([.E2:.E11])" office:value-type="float" office:value="1.3583464386" calcext:value-type="float">
            <text:p>1.3583464386</text:p>
          </table:table-cell>
          <table:table-cell table:formula="of:=AVERAGE([.F2:.F11])" office:value-type="float" office:value="1.1213332533" calcext:value-type="float">
            <text:p>1.1213332533</text:p>
          </table:table-cell>
          <table:table-cell table:formula="of:=AVERAGE([.G2:.G11])" office:value-type="float" office:value="6.9677084447" calcext:value-type="float">
            <text:p>6.9677084447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B2:.B11])" office:value-type="float" office:value="0.00180569199895268" calcext:value-type="float">
            <text:p>0.001805691998953</text:p>
          </table:table-cell>
          <table:table-cell table:formula="of:=VAR([.C2:.C11])" office:value-type="float" office:value="0.0131894524576999" calcext:value-type="float">
            <text:p>0.0131894524577</text:p>
          </table:table-cell>
          <table:table-cell table:formula="of:=VAR([.D2:.D11])" office:value-type="float" office:value="0.00115923370413292" calcext:value-type="float">
            <text:p>0.001159233704133</text:p>
          </table:table-cell>
          <table:table-cell table:formula="of:=VAR([.E2:.E11])" office:value-type="float" office:value="0.00332007134198886" calcext:value-type="float">
            <text:p>0.003320071341989</text:p>
          </table:table-cell>
          <table:table-cell table:formula="of:=VAR([.F2:.F11])" office:value-type="float" office:value="0.000516115891565522" calcext:value-type="float">
            <text:p>0.000516115891566</text:p>
          </table:table-cell>
          <table:table-cell table:formula="of:=VAR([.G2:.G11])" office:value-type="float" office:value="0.00794311668578666" calcext:value-type="float">
            <text:p>0.007943116685787</text:p>
          </table:table-cell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table:formula="of:=SQRT([.B14])" office:value-type="float" office:value="0.0424934347747117" calcext:value-type="float">
            <text:p>0.042493434774712</text:p>
          </table:table-cell>
          <table:table-cell table:formula="of:=SQRT([.C14])" office:value-type="float" office:value="0.114845341471476" calcext:value-type="float">
            <text:p>0.114845341471476</text:p>
          </table:table-cell>
          <table:table-cell table:formula="of:=SQRT([.D14])" office:value-type="float" office:value="0.034047521262684" calcext:value-type="float">
            <text:p>0.034047521262684</text:p>
          </table:table-cell>
          <table:table-cell table:formula="of:=SQRT([.E14])" office:value-type="float" office:value="0.057620060239372" calcext:value-type="float">
            <text:p>0.057620060239372</text:p>
          </table:table-cell>
          <table:table-cell table:formula="of:=SQRT([.F14])" office:value-type="float" office:value="0.022718184160833" calcext:value-type="float">
            <text:p>0.022718184160833</text:p>
          </table:table-cell>
          <table:table-cell table:formula="of:=SQRT([.G14])" office:value-type="float" office:value="0.089124164432474" calcext:value-type="float">
            <text:p>0.08912416443247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VX2がonnxruntime(シングルスレッド)に対して優位か?</text:p>
          </table:table-cell>
          <table:table-cell office:value-type="string" calcext:value-type="string">
            <text:p><text:span text:style-name="T1">対応のあるt検定</text:span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仮説平均差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変数1</text:span></text:p>
          </table:table-cell>
          <table:table-cell office:value-type="string" calcext:value-type="string">
            <text:p><text:span text:style-name="T1">変数2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平均</text:p>
          </table:table-cell>
          <table:table-cell table:formula="of:=AVERAGE([$Sheet1.$C$2:.$C$11])" office:value-type="float" office:value="1.24896228313446" calcext:value-type="float">
            <text:p>1.24896228313446</text:p>
          </table:table-cell>
          <table:table-cell table:formula="of:=AVERAGE([$Sheet1.$F$2:.$F$11])" office:value-type="float" office:value="1.1213332533" calcext:value-type="float">
            <text:p>1.12133325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分散</text:p>
          </table:table-cell>
          <table:table-cell table:formula="of:=VAR([$Sheet1.$C$2:.$C$11])" office:value-type="float" office:value="0.0131894524576999" calcext:value-type="float">
            <text:p>0.0131894524577</text:p>
          </table:table-cell>
          <table:table-cell table:formula="of:=VAR([$Sheet1.$F$2:.$F$11])" office:value-type="float" office:value="0.000516115891565522" calcext:value-type="float">
            <text:p>0.0005161158915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観測</text:p>
          </table:table-cell>
          <table:table-cell table:formula="of:=COUNT([$Sheet1.$C$2:.$C$11])" office:value-type="float" office:value="10" calcext:value-type="float">
            <text:p>10</text:p>
          </table:table-cell>
          <table:table-cell table:formula="of:=COUNT([$Sheet1.$F$2:.$F$1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ピアソン相関</text:p>
          </table:table-cell>
          <table:table-cell table:formula="of:=CORREL([$Sheet1.$C$2:.$C$11];[$Sheet1.$F$2:.$F$11])" office:value-type="float" office:value="-0.0787864433844114" calcext:value-type="float">
            <text:p>-0.078786443384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C$2:.$C$11]); 1; 0) * IF(ISNUMBER([$Sheet1.$F$2:.$F$11]); 1; 0)); [$Sheet1.$C$2:.$C$11] - [$Sheet1.$F$2:.$F$11]; &quot;NA&quot;))" office:value-type="float" office:value="0.12762902983446" calcext:value-type="float">
            <text:p>0.12762902983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差の分散</text:p>
          </table:table-cell>
          <table:table-cell table:number-matrix-columns-spanned="1" table:number-matrix-rows-spanned="1" table:formula="of:=VAR(IF(ISODD(IF(ISNUMBER([$Sheet1.$C$2:.$C$11]); 1; 0) * IF(ISNUMBER([$Sheet1.$F$2:.$F$11]); 1; 0)); [$Sheet1.$C$2:.$C$11] - [$Sheet1.$F$2:.$F$11]; &quot;NA&quot;))" office:value-type="float" office:value="0.0141166882412687" calcext:value-type="float">
            <text:p>0.0141166882412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自由度</text:p>
          </table:table-cell>
          <table:table-cell table:number-matrix-columns-spanned="1" table:number-matrix-rows-spanned="1" table:formula="of:=SUM(IF(ISNUMBER([$Sheet1.$C$2:.$C$11]); 1; 0) * IF(ISNUMBER([$Sheet1.$F$2:.$F$11]); 1; 0)) - 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Stat</text:p>
          </table:table-cell>
          <table:table-cell table:formula="of:=([$Sheet1.$C$26] - [$Sheet1.$C$20]) / ([$Sheet1.$C$27] / ( [$Sheet1.$C$28] + 1)) ^ 0.5" office:value-type="float" office:value="3.3969023004042" calcext:value-type="float">
            <text:p>3.39690230040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(T&lt;=t) one-tail</text:p>
          </table:table-cell>
          <table:table-cell table:formula="of:=LEGACY.TDIST(ABS([$Sheet1.$C$29]); [$Sheet1.$C$28]; 1)" office:value-type="float" office:value="0.00395603372595561" calcext:value-type="float">
            <text:p>0.0039560337259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Critical one-tail</text:p>
          </table:table-cell>
          <table:table-cell table:formula="of:=TINV(2*[$Sheet1.$C$19]; [$Sheet1.$C$28])" office:value-type="float" office:value="1.83311293265624" calcext:value-type="float">
            <text:p>1.833112932656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(T&lt;=t) two-tail</text:p>
          </table:table-cell>
          <table:table-cell table:formula="of:=LEGACY.TDIST(ABS([$Sheet1.$C$29]); [$Sheet1.$C$28]; 2)" office:value-type="float" office:value="0.00791206745191122" calcext:value-type="float">
            <text:p>0.007912067451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Critical two-tail</text:p>
          </table:table-cell>
          <table:table-cell table:formula="of:=TINV([$Sheet1.$C$19]; [$Sheet1.$C$28])" office:value-type="float" office:value="2.26215716279821" calcext:value-type="float">
            <text:p>2.262157162798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" svg:font-family="'IPA Pゴシック'" style:font-family-generic="modern" style:font-pitch="fixed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1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00/00/00</text:date>, <text:time style:data-style-name="N2" text:time-value="23:01:59.50384093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0:09:08.260705053</meta:creation-date>
    <dc:date>2019-07-20T23:19:20.059523064</dc:date>
    <meta:editing-duration>PT12H46M27S</meta:editing-duration>
    <meta:editing-cycles>7</meta:editing-cycles>
    <meta:generator>LibreOffice/6.2.5.2$Linux_X86_64 LibreOffice_project/20$Build-2</meta:generator>
    <meta:document-statistic meta:table-count="1" meta:cell-count="122" meta:object-count="0"/>
  </office:meta>
</office:document-meta>
</file>